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rame_20_contents">
      <style:text-properties officeooo:paragraph-rsid="000c5667"/>
    </style:style>
    <style:style style:name="T1" style:family="text">
      <style:text-properties officeooo:rsid="000c5667"/>
    </style:style>
    <style:style style:name="gr1" style:family="graphic" style:parent-style-name="Frame">
      <style:graphic-properties draw:textarea-horizontal-align="justify" draw:textarea-vertical-align="middle" draw:auto-grow-height="false" fo:min-height="0.7661in" fo:min-width="1.4791in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as-char" draw:z-index="0" draw:name="Shape1" draw:style-name="gr1" svg:width="2.9587in" svg:height="1.5315in"><text:p text:style-name="P1"><text:span text:style-name="T1">Test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1-26T13:35:29.944743967</meta:creation-date>
    <dc:date>2020-11-26T13:36:02.043846725</dc:date>
    <meta:editing-duration>PT33S</meta:editing-duration>
    <meta:editing-cycles>1</meta:editing-cycles>
    <meta:generator>LibreOfficeDev/7.2.0.0.alpha0$Linux_X86_64 LibreOffice_project/f981f756e1509ac0a39cd618316cfe3befd5923a</meta:generator>
    <meta:document-statistic meta:table-count="0" meta:image-count="0" meta:object-count="0" meta:page-count="1" meta:paragraph-count="2" meta:word-count="1" meta:character-count="4" meta:non-whitespace-character-count="4"/>
  </office:meta>
</office:document-meta>
</file>